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9.399cm" table:align="margins"/>
    </style:style>
    <style:style style:name="Tableau2.A" style:family="table-column">
      <style:table-column-properties style:column-width="4.544cm" style:rel-column-width="15351*"/>
    </style:style>
    <style:style style:name="Tableau2.B" style:family="table-column">
      <style:table-column-properties style:column-width="14.855cm" style:rel-column-width="50184*"/>
    </style:style>
    <style:style style:name="Tableau1" style:family="table">
      <style:table-properties style:width="19.399cm" table:align="margins"/>
    </style:style>
    <style:style style:name="Tableau1.A" style:family="table-column">
      <style:table-column-properties style:column-width="3.448cm" style:rel-column-width="11651*"/>
    </style:style>
    <style:style style:name="Tableau1.B" style:family="table-column">
      <style:table-column-properties style:column-width="3.258cm" style:rel-column-width="11006*"/>
    </style:style>
    <style:style style:name="Tableau1.C" style:family="table-column">
      <style:table-column-properties style:column-width="6.212cm" style:rel-column-width="20989*"/>
    </style:style>
    <style:style style:name="Tableau1.D" style:family="table-column">
      <style:table-column-properties style:column-width="2.905cm" style:rel-column-width="9817*"/>
    </style:style>
    <style:style style:name="Tableau1.E" style:family="table-column">
      <style:table-column-properties style:column-width="1.164cm" style:rel-column-width="3932*"/>
    </style:style>
    <style:style style:name="Tableau1.G" style:family="table-column">
      <style:table-column-properties style:column-width="1.245cm" style:rel-column-width="4208*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.A3" style:family="table-cell">
      <style:table-cell-properties fo:padding="0.097cm" fo:border-left="1pt solid #cccccc" fo:border-right="none" fo:border-top="1pt solid #cccccc" fo:border-bottom="1pt solid #cccccc"/>
    </style:style>
    <style:style style:name="Tableau1.B3" style:family="table-cell">
      <style:table-cell-properties fo:padding="0.097cm" fo:border-left="1pt solid #cccccc" fo:border-right="none" fo:border-top="1pt solid #cccccc" fo:border-bottom="1pt solid #cccccc"/>
    </style:style>
    <style:style style:name="Tableau1.C3" style:family="table-cell">
      <style:table-cell-properties fo:padding="0.097cm" fo:border-left="1pt solid #cccccc" fo:border-right="none" fo:border-top="1pt solid #cccccc" fo:border-bottom="1pt solid #cccccc"/>
    </style:style>
    <style:style style:name="Tableau1.D3" style:family="table-cell">
      <style:table-cell-properties fo:padding="0.097cm" fo:border-left="1pt solid #cccccc" fo:border-right="none" fo:border-top="1pt solid #cccccc" fo:border-bottom="1pt solid #cccccc"/>
    </style:style>
    <style:style style:name="Tableau1.E3" style:family="table-cell">
      <style:table-cell-properties fo:padding="0.097cm" fo:border-left="1pt solid #cccccc" fo:border-right="none" fo:border-top="1pt solid #cccccc" fo:border-bottom="1pt solid #cccccc"/>
    </style:style>
    <style:style style:name="Tableau1.F3" style:family="table-cell">
      <style:table-cell-properties fo:padding="0.097cm" fo:border-left="1pt solid #cccccc" fo:border-right="none" fo:border-top="1pt solid #cccccc" fo:border-bottom="1pt solid #cccccc"/>
    </style:style>
    <style:style style:name="Tableau1.G3" style:family="table-cell">
      <style:table-cell-properties fo:padding="0.097cm" fo:border="1pt solid #cccccc"/>
    </style:style>
    <style:style style:name="Tableau1.A4" style:family="table-cell">
      <style:table-cell-properties fo:padding="0.097cm" fo:border-left="1pt solid #cccccc" fo:border-right="none" fo:border-top="none" fo:border-bottom="1pt solid #cccccc"/>
    </style:style>
    <style:style style:name="Tableau1.B4" style:family="table-cell">
      <style:table-cell-properties fo:padding="0.097cm" fo:border-left="1pt solid #cccccc" fo:border-right="none" fo:border-top="none" fo:border-bottom="1pt solid #cccccc"/>
    </style:style>
    <style:style style:name="Tableau1.C4" style:family="table-cell">
      <style:table-cell-properties fo:padding="0.097cm" fo:border-left="1pt solid #cccccc" fo:border-right="none" fo:border-top="none" fo:border-bottom="1pt solid #cccccc"/>
    </style:style>
    <style:style style:name="Tableau1.D4" style:family="table-cell">
      <style:table-cell-properties fo:padding="0.097cm" fo:border-left="1pt solid #cccccc" fo:border-right="none" fo:border-top="none" fo:border-bottom="1pt solid #cccccc"/>
    </style:style>
    <style:style style:name="Tableau1.E4" style:family="table-cell">
      <style:table-cell-properties fo:padding="0.097cm" fo:border-left="1pt solid #cccccc" fo:border-right="none" fo:border-top="none" fo:border-bottom="1pt solid #cccccc"/>
    </style:style>
    <style:style style:name="Tableau1.F4" style:family="table-cell">
      <style:table-cell-properties fo:padding="0.097cm" fo:border-left="1pt solid #cccccc" fo:border-right="none" fo:border-top="none" fo:border-bottom="1pt solid #cccccc"/>
    </style:style>
    <style:style style:name="Tableau1.G4" style:family="table-cell">
      <style:table-cell-properties fo:padding="0.097cm" fo:border-left="1pt solid #cccccc" fo:border-right="1pt solid #cccccc" fo:border-top="none" fo:border-bottom="1pt solid #cccccc"/>
    </style:style>
    <style:style style:name="Tableau1.A5" style:family="table-cell">
      <style:table-cell-properties fo:padding="0.097cm" fo:border-left="1pt solid #cccccc" fo:border-right="none" fo:border-top="none" fo:border-bottom="1pt solid #cccccc"/>
    </style:style>
    <style:style style:name="Tableau1.B5" style:family="table-cell">
      <style:table-cell-properties fo:padding="0.097cm" fo:border-left="1pt solid #cccccc" fo:border-right="none" fo:border-top="none" fo:border-bottom="1pt solid #cccccc"/>
    </style:style>
    <style:style style:name="Tableau1.C5" style:family="table-cell">
      <style:table-cell-properties fo:padding="0.097cm" fo:border-left="1pt solid #cccccc" fo:border-right="none" fo:border-top="none" fo:border-bottom="1pt solid #cccccc"/>
    </style:style>
    <style:style style:name="Tableau1.D5" style:family="table-cell">
      <style:table-cell-properties fo:padding="0.097cm" fo:border-left="1pt solid #cccccc" fo:border-right="none" fo:border-top="none" fo:border-bottom="1pt solid #cccccc"/>
    </style:style>
    <style:style style:name="Tableau1.E5" style:family="table-cell">
      <style:table-cell-properties fo:padding="0.097cm" fo:border-left="1pt solid #cccccc" fo:border-right="none" fo:border-top="none" fo:border-bottom="1pt solid #cccccc"/>
    </style:style>
    <style:style style:name="Tableau1.F5" style:family="table-cell">
      <style:table-cell-properties fo:padding="0.097cm" fo:border-left="1pt solid #cccccc" fo:border-right="none" fo:border-top="none" fo:border-bottom="1pt solid #cccccc"/>
    </style:style>
    <style:style style:name="Tableau1.G5" style:family="table-cell">
      <style:table-cell-properties fo:padding="0.097cm" fo:border-left="1pt solid #cccccc" fo:border-right="1pt solid #cccccc" fo:border-top="none" fo:border-bottom="1pt solid #cccccc"/>
    </style:style>
    <style:style style:name="Tableau1.7" style:family="table-row">
      <style:table-row-properties style:min-row-height="0.709cm"/>
    </style:style>
    <style:style style:name="Tableau1.D7" style:family="table-cell">
      <style:table-cell-properties fo:padding="0.097cm" fo:border-left="1pt solid #cccccc" fo:border-right="none" fo:border-top="1pt solid #cccccc" fo:border-bottom="1pt solid #cccccc"/>
    </style:style>
    <style:style style:name="Tableau1.E7" style:family="table-cell">
      <style:table-cell-properties fo:padding="0.097cm" fo:border-left="1pt solid #cccccc" fo:border-right="none" fo:border-top="1pt solid #cccccc" fo:border-bottom="1pt solid #cccccc"/>
    </style:style>
    <style:style style:name="Tableau1.F7" style:family="table-cell">
      <style:table-cell-properties fo:padding="0.097cm" fo:border-left="1pt solid #cccccc" fo:border-right="none" fo:border-top="1pt solid #cccccc" fo:border-bottom="1pt solid #cccccc"/>
    </style:style>
    <style:style style:name="Tableau1.G7" style:family="table-cell">
      <style:table-cell-properties fo:padding="0.097cm" fo:border="1pt solid #cccccc"/>
    </style:style>
    <style:style style:name="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2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1pt" style:font-name-asian="DejaVu Sans" style:font-size-asian="11pt" style:font-name-complex="DejaVu Sans" style:font-size-complex="11pt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2" fo:font-size="9pt" fo:font-style="normal" fo:font-weight="normal" officeooo:rsid="001fc829" officeooo:paragraph-rsid="005b924d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2" fo:font-size="11pt" fo:font-weight="bold" officeooo:rsid="001fc829" officeooo:paragraph-rsid="004f4388" style:font-size-asian="11pt" style:font-weight-asian="bold" style:font-size-complex="11pt" style:font-weight-complex="bol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4f4388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540892"/>
    </style:style>
    <style:style style:name="P11" style:family="paragraph" style:parent-style-name="Standard">
      <style:paragraph-properties fo:text-align="center" style:justify-single-word="false"/>
      <style:text-properties style:font-name="Arial2" fo:font-size="6pt" fo:font-weight="normal" officeooo:paragraph-rsid="003ee0e6" style:font-size-asian="5.25pt" style:font-weight-asian="normal" style:font-size-complex="6pt" style:font-weight-complex="normal"/>
    </style:style>
    <style:style style:name="P12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style:font-name="Arial2" fo:font-size="6pt" officeooo:paragraph-rsid="003ee0e6" style:font-size-asian="5.25pt" style:font-size-complex="6pt"/>
    </style:style>
    <style:style style:name="P13" style:family="paragraph" style:parent-style-name="terp_5f_default_5f_8">
      <style:paragraph-properties fo:text-align="end" style:justify-single-word="false"/>
      <style:text-properties officeooo:paragraph-rsid="0042bee3"/>
    </style:style>
    <style:style style:name="P14" style:family="paragraph" style:parent-style-name="Titre_20_Doc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Contenu_20_de_20_tableau_20_small">
      <style:text-properties fo:font-size="9pt" style:font-size-asian="9pt" style:font-size-complex="9pt"/>
    </style:style>
    <style:style style:name="P16" style:family="paragraph" style:parent-style-name="Table_20_Heading">
      <style:text-properties fo:font-size="9pt" style:font-size-asian="9pt" style:font-size-complex="9pt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style:font-name="Arial2" fo:font-size="11pt" fo:font-weight="normal" officeooo:rsid="005b924d" style:font-size-asian="11pt" style:font-weight-asian="normal" style:font-size-complex="11pt" style:font-weight-complex="normal"/>
    </style:style>
    <style:style style:name="T2" style:family="text">
      <style:text-properties style:font-name="Arial2" fo:font-size="9pt" fo:font-style="normal" fo:font-weight="normal" officeooo:rsid="005b924d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Arial2" fo:font-size="9pt" fo:font-weight="normal" officeooo:rsid="005b924d" style:font-size-asian="9pt" style:font-weight-asian="normal" style:font-size-complex="9pt" style:font-weight-complex="normal"/>
    </style:style>
    <style:style style:name="T4" style:family="text">
      <style:text-properties style:font-name="Arial2" fo:font-size="6pt" fo:font-weight="normal" officeooo:rsid="0042bee3" style:font-size-asian="6pt" style:font-weight-asian="normal" style:font-size-complex="6pt" style:font-weight-complex="normal"/>
    </style:style>
    <style:style style:name="T5" style:family="text">
      <style:text-properties style:font-name="Arial2" fo:font-size="6pt" fo:font-weight="normal" officeooo:rsid="00a7596f" style:font-size-asian="6pt" style:font-weight-asian="normal" style:font-size-complex="6pt" style:font-weight-complex="normal"/>
    </style:style>
    <style:style style:name="T6" style:family="text">
      <style:text-properties style:font-name="Arial2" fo:font-size="6pt" fo:font-weight="normal" officeooo:rsid="00b7377b" style:font-size-asian="6pt" style:font-weight-asian="normal" style:font-size-complex="6pt" style:font-weight-complex="normal"/>
    </style:style>
    <style:style style:name="T7" style:family="text">
      <style:text-properties officeooo:rsid="005b924d"/>
    </style:style>
    <style:style style:name="T8" style:family="text">
      <style:text-properties officeooo:rsid="009d2e79"/>
    </style:style>
    <style:style style:name="T9" style:family="text">
      <style:text-properties officeooo:rsid="00aabe8a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a90f54" style:font-size-asian="9pt" style:font-size-complex="9pt"/>
    </style:style>
    <style:style style:name="T12" style:family="text">
      <style:text-properties fo:font-size="9pt" officeooo:rsid="00a9e6c5" style:font-size-asian="9pt" style:font-size-complex="9pt"/>
    </style:style>
    <style:style style:name="T13" style:family="text">
      <style:text-properties fo:font-size="9pt" officeooo:rsid="00b2cc4f" style:font-size-asian="9pt" style:font-size-complex="9pt"/>
    </style:style>
    <style:style style:name="T14" style:family="text">
      <style:text-properties fo:font-size="9pt" officeooo:rsid="009d2e79" style:font-size-asian="9pt" style:font-size-complex="9pt"/>
    </style:style>
    <style:style style:name="T15" style:family="text">
      <style:text-properties fo:font-size="9pt" officeooo:rsid="009d3af1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Date" text:name="py3o.date"/>
        <text:user-field-decl office:value-type="string" office:string-value="Refectory Name" text:name="py3o.refectory.name"/>
        <text:user-field-decl office:value-type="string" office:string-value="Partner Name" text:name="py3o.l.partner_name"/>
        <text:user-field-decl office:value-type="string" office:string-value="Room Name" text:name="py3o.l.room_id.name"/>
        <text:user-field-decl office:value-type="string" office:string-value="Lunch Qty" text:name="py3o.l.lunch_qty"/>
        <text:user-field-decl office:value-type="string" office:string-value="Dinner Qty" text:name="py3o.l.dinner_qty"/>
        <text:user-field-decl office:value-type="string" office:string-value="Company Name" text:name="py3o.user.company_id.name"/>
        <text:user-field-decl office:value-type="string" office:string-value="Date Label" text:name="py3o.o.date_label"/>
        <text:user-field-decl office:value-type="string" office:string-value="Rooms" text:name="py3o.l.rooms_display_name"/>
        <text:user-field-decl office:value-type="string" office:string-value="Breakfast Qty" text:name="py3o.l.breakfast_qty"/>
      </text:user-field-decls>
      <text:p text:style-name="P17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user.partner_id.lang%20or%20'en_US'%22" text:style-name="Internet_20_link" text:visited-style-name="Visited_20_Internet_20_Link">with="lang=user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Standard"><text:a xlink:type="simple" xlink:href="py3o://with=%22date=o_format_date(o.date,%20lang_code=lang)%22" text:style-name="Internet_20_link" text:visited-style-name="Visited_20_Internet_20_Link"><text:span text:style-name="T8">with="date=o_format_date(o.date, lang_code=lang)"</text:span></text:a></text:p>
      <text:p text:style-name="P13"><text:span text:style-name="T4">Edité le </text:span><text:a xlink:type="simple" xlink:href="py3o://function=%22obj.report_edit_datetime()%22" text:style-name="Internet_20_link" text:visited-style-name="Visited_20_Internet_20_Link"><text:span text:style-name="T6">function="obj.report_edit_datetime()"</text:span></text:a></text:p>
      <table:table table:name="Tableau2" table:style-name="Tableau2">
        <table:table-column table:style-name="Tableau2.A"/>
        <table:table-column table:style-name="Tableau2.B"/>
        <table:table-row table:style-name="TableLine94735190533200">
          <table:table-cell table:style-name="TableBox94735144129280" office:value-type="string">
            <text:p text:style-name="P4"><draw:frame draw:style-name="fr1" draw:name="py3o.image(o.company_id.partner_id.image_1920, 'png', height='2.3cm', isb64=True)" text:anchor-type="as-char" svg:width="2.935cm" draw:z-index="0"><draw:text-box fo:min-height="0.852cm"><text:p text:style-name="Frame_20_contents"/></draw:text-box></draw:frame></text:p>
          </table:table-cell>
          <table:table-cell table:style-name="TableBox94735190486128" office:value-type="string">
            <text:h text:style-name="P18" text:outline-level="1"><text:user-field-get text:name="py3o.user.company_id.name">Company Name</text:user-field-get></text:h>
          </table:table-cell>
        </table:table-row>
      </table:table>
      <text:p text:style-name="P12"/>
      <text:p text:style-name="Titre_20_Doc"><text:a xlink:type="simple" xlink:href="py3o://function=%22(lang=='fr_FR'%20and%20'Journal%20des%20repas%20du%20'%20or%20'Meals%20journal%20dated%20')%20+%20date%22" text:style-name="Internet_20_link" text:visited-style-name="Visited_20_Internet_20_Link"><text:span text:style-name="T9">function="(lang=='fr_FR' and 'Journal des repas du ' or 'Meals journal dated ') + date"</text:span></text:a></text:p>
      <text:p text:style-name="P14"><text:user-field-get text:name="py3o.o.date_label">Date Label</text:user-field-get>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G"/>
        <table:table-row table:style-name="TableLine94735133798800">
          <table:table-cell table:style-name="Tableau1.A1" office:value-type="string">
            <text:p text:style-name="P9"><text:a xlink:type="simple" xlink:href="py3o://for=%22refectory,%20res_dict%20in%20o.get_report_by_refectory()%22" text:style-name="Internet_20_link" text:visited-style-name="Visited_20_Internet_20_Link"><text:span text:style-name="T1">for="refectory, res_dict in o.get_report_by_refectory()"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Line94735139204864">
          <table:table-cell table:style-name="Tableau1.A2" table:number-columns-spanned="4" office:value-type="string">
            <text:p text:style-name="P8"><text:user-field-get text:name="py3o.refectory.name">Refectory Name</text:user-field-get></text:p>
          </table:table-cell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 table:style-name="TableLine94735169256320">
          <table:table-cell table:style-name="Tableau1.A3" office:value-type="string">
            <text:p text:style-name="Table_20_Heading"><text:a xlink:type="simple" xlink:href="py3o://function=%22lang=='fr_FR'%20and%20'Arrivée'%20or%20'Arrival'%22" text:style-name="Internet_20_link" text:visited-style-name="Visited_20_Internet_20_Link"><text:span text:style-name="T11">function="lang=='fr_FR' and 'Arrivée' or 'Arrival'"</text:span></text:a></text:p>
          </table:table-cell>
          <table:table-cell table:style-name="Tableau1.B3" office:value-type="string">
            <text:p text:style-name="Table_20_Heading"><text:a xlink:type="simple" xlink:href="py3o://function=%22lang=='fr_FR'%20and%20'Départ'%20or%20'Departure'%22" text:style-name="Internet_20_link" text:visited-style-name="Visited_20_Internet_20_Link"><text:span text:style-name="T11">function="lang=='fr_FR' and 'Départ' or 'Departure'"</text:span></text:a></text:p>
          </table:table-cell>
          <table:table-cell table:style-name="Tableau1.C3" office:value-type="string">
            <text:p text:style-name="Table_20_Heading"><text:a xlink:type="simple" xlink:href="py3o://function=%22lang=='fr_FR'%20and%20'Hôtes'%20or%20'Guests'%22" text:style-name="Internet_20_link" text:visited-style-name="Visited_20_Internet_20_Link"><text:span text:style-name="T12">function="lang=='fr_FR' and 'Hôtes' or 'Guests'"</text:span></text:a></text:p>
          </table:table-cell>
          <table:table-cell table:style-name="Tableau1.D3" office:value-type="string">
            <text:p text:style-name="Table_20_Heading"><text:a xlink:type="simple" xlink:href="py3o://function=%22lang=='fr_FR'%20and%20'Chambres'%20or%20'Rooms'%22" text:style-name="Internet_20_link" text:visited-style-name="Visited_20_Internet_20_Link"><text:span text:style-name="T13">function="lang=='fr_FR' and 'Chambres' or 'Rooms'"</text:span></text:a></text:p>
          </table:table-cell>
          <table:table-cell table:style-name="Tableau1.E3" office:value-type="string">
            <text:p text:style-name="P16"><text:text-input text:description="py3o://function=&quot;lang=='fr_FR' and 'Petit déj.' or 'Breakfast'&quot;">Breakfast</text:text-input></text:p>
          </table:table-cell>
          <table:table-cell table:style-name="Tableau1.F7" office:value-type="string">
            <text:p text:style-name="Table_20_Heading"><text:a xlink:type="simple" xlink:href="py3o://function=%22lang=='fr_FR'%20and%20'Déj.'%20or%20'Lunch'%22" text:style-name="Internet_20_link" text:visited-style-name="Visited_20_Internet_20_Link"><text:span text:style-name="T11">function="lang=='fr_FR' and 'Déj.' or 'Lunch'"</text:span></text:a></text:p>
          </table:table-cell>
          <table:table-cell table:style-name="Tableau1.G3" office:value-type="string">
            <text:p text:style-name="Table_20_Heading"><text:a xlink:type="simple" xlink:href="py3o://function=%22lang=='fr_FR'%20and%20'Dîners'%20or%20'Dinners'%22" text:style-name="Internet_20_link" text:visited-style-name="Visited_20_Internet_20_Link"><text:span text:style-name="T11">function="lang=='fr_FR' and 'Dîners' or 'Dinners'"</text:span></text:a></text:p>
          </table:table-cell>
        </table:table-row>
        <table:table-row table:style-name="TableLine94735184226304">
          <table:table-cell table:style-name="Tableau1.A5" office:value-type="string">
            <text:p text:style-name="P9"><text:a xlink:type="simple" xlink:href="py3o://for=%22l%20in%20res_dict['lines']%22" text:style-name="Internet_20_link" text:visited-style-name="Visited_20_Internet_20_Link"><text:span text:style-name="T3">for="l in res_dict['lines']"</text:span></text:a></text:p>
          </table:table-cell>
          <table:table-cell table:style-name="Tableau1.B5" office:value-type="string">
            <text:p text:style-name="P2"/>
          </table:table-cell>
          <table:table-cell table:style-name="Tableau1.C4" office:value-type="string">
            <text:p text:style-name="P2"/>
          </table:table-cell>
          <table:table-cell table:style-name="Tableau1.D4" office:value-type="string">
            <text:p text:style-name="P2"/>
          </table:table-cell>
          <table:table-cell table:style-name="Tableau1.E4" office:value-type="string">
            <text:p text:style-name="P2"/>
          </table:table-cell>
          <table:table-cell table:style-name="Tableau1.F5" office:value-type="string">
            <text:p text:style-name="P2"/>
          </table:table-cell>
          <table:table-cell table:style-name="Tableau1.G4" office:value-type="string">
            <text:p text:style-name="P2"/>
          </table:table-cell>
        </table:table-row>
        <table:table-row table:style-name="TableLine94735185412608">
          <table:table-cell table:style-name="Tableau1.A5" office:value-type="string">
            <text:p text:style-name="Contenu_20_de_20_tableau_20_small"><text:a xlink:type="simple" xlink:href="py3o://if=%22l.stay_id%22" text:style-name="Internet_20_link" text:visited-style-name="Visited_20_Internet_20_Link"><text:span text:style-name="T10">if="l.stay_id"</text:span></text:a></text:p>
            <text:p text:style-name="Contenu_20_de_20_tableau_20_small"><text:a xlink:type="simple" xlink:href="py3o://function=%22o_format_date(l.stay_id.arrival_date,%20lang_code=lang)%20+%20'%20'%20+%20(l.stay_id.arrival_time%20and%20dict(l.stay_id.fields_get('arrival_time',%20'selection')['arrival_time']['selection'])[l.stay_id.arrival_time])%22" text:style-name="Internet_20_link" text:visited-style-name="Visited_20_Internet_20_Link"><text:span text:style-name="T15">function="o_format_date(l.stay_id.arrival_date, lang_code=lang) + ' ' + (l.stay_id.arrival_time and dict(l.stay_id.fields_get('arrival_time', 'selection')['arrival_time']['selection'])[l.stay_id.arrival_time])"</text:span></text:a></text:p>
            <text:p text:style-name="Contenu_20_de_20_tableau_20_small"><text:a xlink:type="simple" xlink:href="py3o:///if" text:style-name="Internet_20_link" text:visited-style-name="Visited_20_Internet_20_Link"><text:span text:style-name="T10">/if</text:span></text:a></text:p>
          </table:table-cell>
          <table:table-cell table:style-name="Tableau1.B5" office:value-type="string">
            <text:p text:style-name="Contenu_20_de_20_tableau_20_small"><text:a xlink:type="simple" xlink:href="py3o://if=%22l.stay_id%22" text:style-name="Internet_20_link" text:visited-style-name="Visited_20_Internet_20_Link"><text:span text:style-name="T10">if="l.stay_id"</text:span></text:a></text:p>
            <text:p text:style-name="Contenu_20_de_20_tableau_20_small"><text:a xlink:type="simple" xlink:href="py3o://function=%22o_format_date(l.stay_id.departure_date,%20lang_code=lang)%20+%20'%20'%20+%20(l.stay_id.departure_time%20and%20dict(l.stay_id.fields_get('departure_time',%20'selection')['departure_time']['selection'])[l.stay_id.departure_time])%22" text:style-name="Internet_20_link" text:visited-style-name="Visited_20_Internet_20_Link"><text:span text:style-name="T14">function="o_format_date(l.stay_id.departure_date, lang_code=lang) + ' ' + (l.stay_id.departure_time and dict(l.stay_id.fields_get('departure_time', 'selection')['departure_time']['selection'])[l.stay_id.departure_time])"</text:span></text:a></text:p>
            <text:p text:style-name="Contenu_20_de_20_tableau_20_small"><text:a xlink:type="simple" xlink:href="py3o:///if" text:style-name="Internet_20_link" text:visited-style-name="Visited_20_Internet_20_Link"><text:span text:style-name="T10">/if</text:span></text:a></text:p>
          </table:table-cell>
          <table:table-cell table:style-name="Tableau1.C5" office:value-type="string">
            <text:p text:style-name="P5"><text:text-input text:description="py3o://function=&quot;format_multiline_value(l.partner_name)&quot;">l.partner_name</text:text-input></text:p>
          </table:table-cell>
          <table:table-cell table:style-name="Tableau1.D5" office:value-type="string">
            <text:p text:style-name="P15"><text:user-field-get text:name="py3o.l.rooms_display_name">Rooms</text:user-field-get></text:p>
          </table:table-cell>
          <table:table-cell table:style-name="Tableau1.E5" office:value-type="string">
            <text:p text:style-name="P6"><text:user-field-get text:name="py3o.l.breakfast_qty">Breakfast Qty</text:user-field-get></text:p>
          </table:table-cell>
          <table:table-cell table:style-name="Tableau1.F5" office:value-type="string">
            <text:p text:style-name="P6"><text:user-field-get text:name="py3o.l.lunch_qty">Lunch Qty</text:user-field-get></text:p>
          </table:table-cell>
          <table:table-cell table:style-name="Tableau1.G5" office:value-type="string">
            <text:p text:style-name="P6"><text:user-field-get text:name="py3o.l.dinner_qty">Dinner Qty</text:user-field-get></text:p>
          </table:table-cell>
        </table:table-row>
        <table:table-row table:style-name="TableLine94735109317872">
          <table:table-cell table:style-name="Tableau1.A1" office:value-type="string">
            <text:p text:style-name="P7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7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D7" office:value-type="string">
            <text:p text:style-name="P16">Sous-totaux :</text:p>
          </table:table-cell>
          <table:table-cell table:style-name="Tableau1.E7" office:value-type="string">
            <text:p text:style-name="P16"><text:text-input text:description="py3o://function=&quot;res_dict['breakfast_subtotal']&quot;">[breakfast_subtotal]</text:text-input></text:p>
          </table:table-cell>
          <table:table-cell table:style-name="Tableau1.F7" office:value-type="string">
            <text:p text:style-name="Table_20_Heading"><text:a xlink:type="simple" xlink:href="py3o://function=%22res_dict['lunch_subtotal']%22" text:style-name="Internet_20_link" text:visited-style-name="Visited_20_Internet_20_Link"><text:span text:style-name="T10">function="res_dict['lunch_subtotal']"</text:span></text:a></text:p>
          </table:table-cell>
          <table:table-cell table:style-name="Tableau1.G7" office:value-type="string">
            <text:p text:style-name="Table_20_Heading"><text:a xlink:type="simple" xlink:href="py3o://function=%22res_dict['dinner_subtotal']%22" text:style-name="Internet_20_link" text:visited-style-name="Visited_20_Internet_20_Link"><text:span text:style-name="T10">function="res_dict['dinner_subtotal']"</text:span></text:a></text:p>
          </table:table-cell>
        </table:table-row>
        <table:table-row table:style-name="TableLine94735146050240">
          <table:table-cell table:style-name="Tableau1.A1" office:value-type="string">
            <text:p text:style-name="P10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style:font-name="Arial" fo:font-family="Arial" style:font-style-name="Gras Italique" style:font-family-generic="swiss" style:font-pitch="variable" fo:font-size="14pt" fo:font-style="normal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u_20_de_20_tableau_20_small" style:display-name="Contenu de tableau small" style:family="paragraph" style:parent-style-name="Table_20_Contents"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01cm" style:type="center"/>
          <style:tab-stop style:position="19.202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emeaulte </meta:initial-creator>
    <meta:creation-date>2010-04-22T14:53:12</meta:creation-date>
    <dc:date>2022-04-21T20:52:34.437365955</dc:date>
    <meta:editing-duration>P1DT6H49M17S</meta:editing-duration>
    <meta:editing-cycles>502</meta:editing-cycles>
    <meta:generator>LibreOffice/6.4.7.2$Linux_X86_64 LibreOffice_project/40$Build-2</meta:generator>
    <meta:document-statistic meta:table-count="2" meta:image-count="0" meta:object-count="0" meta:page-count="1" meta:paragraph-count="41" meta:word-count="123" meta:character-count="1373" meta:non-whitespace-character-count="1296"/>
    <meta:user-defined meta:name="Info 1"/>
    <meta:user-defined meta:name="Info 2"/>
    <meta:user-defined meta:name="Info 3"/>
    <meta:user-defined meta:name="Info 4"/>
  </office:meta>
</office:document-meta>
</file>